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table table:name="XP_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Mordred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Mutant (Bras de dragon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Pistol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amouflag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0">
            <text:p>10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25:00</meta:creation-date>
    <dc:date>2018-03-02T15:18:54.14</dc:date>
    <meta:editing-duration>PT2M15S</meta:editing-duration>
    <meta:editing-cycles>4</meta:editing-cycles>
    <meta:generator>OpenOffice/4.1.3$Win32 OpenOffice.org_project/413m1$Build-9783</meta:generator>
    <meta:document-statistic meta:table-count="1" meta:cell-count="141" meta:object-count="0"/>
  </office:meta>
</office:document-meta>
</file>